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style-name="ce0"/>
          <table:table-cell table:style-name="ce0"/>
          <table:table-cell table:style-name="ce0" office:value-type="string">
            <text:p>It's locked shut. There's nothing resembling a
keyhole, either...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Vitality Drop】 ×1!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Vitality Drop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